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9.352cm"/>
    </style:style>
    <style:style style:name="Table1.B" style:family="table-column">
      <style:table-column-properties style:column-width="2.42cm"/>
    </style:style>
    <style:style style:name="Table1.C" style:family="table-column">
      <style:table-column-properties style:column-width="2.524cm"/>
    </style:style>
    <style:style style:name="Table1.D" style:family="table-column">
      <style:table-column-properties style:column-width="2.708cm"/>
    </style:style>
    <style:style style:name="Table1.B2" style:family="table-cell">
      <style:table-cell-properties style:vertical-align="bottom"/>
    </style:style>
    <style:style style:name="Table2" style:family="table">
      <style:table-properties style:width="17.004cm" fo:margin-left="0cm" fo:margin-right="-0.004cm" table:align="margins"/>
    </style:style>
    <style:style style:name="Table2.A" style:family="table-column">
      <style:table-column-properties style:column-width="13.64cm" style:rel-column-width="52570*"/>
    </style:style>
    <style:style style:name="Table2.B" style:family="table-column">
      <style:table-column-properties style:column-width="3.364cm" style:rel-column-width="12965*"/>
    </style:style>
    <style:style style:name="P1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12710864" text:id="ct112710864">
          <text:insertion>
            <office:change-info>
              <dc:creator>Luc Saffre</dc:creator>
              <dc:date>2012-09-22T01:33:00</dc:date>
            </office:change-info>
          </text:insertion>
        </text:changed-region>
        <text:changed-region xml:id="ct112701200" text:id="ct112701200">
          <text:insertion>
            <office:change-info>
              <dc:creator>Luc Saffre</dc:creator>
              <dc:date>2012-09-22T01:32:00</dc:date>
            </office:change-info>
          </text:insertion>
        </text:changed-region>
        <text:changed-region xml:id="ct112557896" text:id="ct112557896">
          <text:insertion>
            <office:change-info>
              <dc:creator>Luc Saffre</dc:creator>
              <dc:date>2012-08-16T13:02:00</dc:date>
            </office:change-info>
          </text:insertion>
        </text:changed-region>
        <text:changed-region xml:id="ct112817896" text:id="ct112817896">
          <text:insertion>
            <office:change-info>
              <dc:creator>Luc Saffre</dc:creator>
              <dc:date>2012-08-16T16:29:00</dc:date>
            </office:change-info>
          </text:insertion>
        </text:changed-region>
        <text:changed-region xml:id="ct112965608" text:id="ct112965608">
          <text:insertion>
            <office:change-info>
              <dc:creator>Luc Saffre</dc:creator>
              <dc:date>2012-08-16T12:59:00</dc:date>
            </office:change-info>
          </text:insertion>
        </text:changed-region>
        <text:changed-region xml:id="ct112965776" text:id="ct112965776">
          <text:insertion>
            <office:change-info>
              <dc:creator>Luc Saffre</dc:creator>
              <dc:date>2012-08-16T12:59:00</dc:date>
            </office:change-info>
          </text:insertion>
        </text:changed-region>
        <text:changed-region xml:id="ct112970192" text:id="ct112970192">
          <text:insertion>
            <office:change-info>
              <dc:creator>Luc Saffre</dc:creator>
              <dc:date>2012-08-16T13:00:00</dc:date>
            </office:change-info>
          </text:insertion>
        </text:changed-region>
        <text:changed-region xml:id="ct112970408" text:id="ct112970408">
          <text:insertion>
            <office:change-info>
              <dc:creator>Luc Saffre</dc:creator>
              <dc:date>2012-08-16T13:00:00</dc:date>
            </office:change-info>
          </text:insertion>
        </text:changed-region>
        <text:changed-region xml:id="ct112191880" text:id="ct112191880">
          <text:insertion>
            <office:change-info>
              <dc:creator>Luc Saffre</dc:creator>
              <dc:date>2013-01-14T21:57:00</dc:date>
            </office:change-info>
          </text:insertion>
        </text:changed-region>
        <text:changed-region xml:id="ct112995080" text:id="ct112995080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12969224" text:id="ct112969224">
          <text:insertion>
            <office:change-info>
              <dc:creator>Luc Saffre</dc:creator>
              <dc:date>2013-01-14T21:58:00</dc:date>
            </office:change-info>
          </text:insertion>
        </text:changed-region>
        <text:changed-region xml:id="ct112969328" text:id="ct112969328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12976288" text:id="ct112976288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12976392" text:id="ct112976392">
          <text:insertion>
            <office:change-info>
              <dc:creator>Luc Saffre</dc:creator>
              <dc:date>2012-09-03T15:00:00</dc:date>
            </office:change-info>
          </text:insertion>
        </text:changed-region>
        <text:changed-region xml:id="ct113020240" text:id="ct113020240">
          <text:insertion>
            <office:change-info>
              <dc:creator>Luc Saffre</dc:creator>
              <dc:date>2012-09-03T15:01:00</dc:date>
            </office:change-info>
          </text:insertion>
        </text:changed-region>
        <text:changed-region xml:id="ct113020344" text:id="ct113020344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13020448" text:id="ct113020448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13020552" text:id="ct113020552">
          <text:insertion>
            <office:change-info>
              <dc:creator>Luc Saffre</dc:creator>
              <dc:date>2012-08-16T13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change-start text:change-id="ct112710864"/>_("Recipient")<text:change-end text:change-id="ct112710864"/>:</text:p>
      <text:p text:style-name="Standard"><text:change-start text:change-id="ct112701200"/>self.partner.address('\n')<text:change-end text:change-id="ct112701200"/></text:p>
      <text:p text:style-name="Standard"/>
      <text:h text:style-name="Heading_20_1" text:outline-level="1"><text:change-start text:change-id="ct112557896"/>self<text:change-end text:change-id="ct112557896"/></text:h>
      <text:p text:style-name="Standard">Date: <text:change-start text:change-id="ct112817896"/>dtos(self.date)<text:change-end text:change-id="ct112817896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office:value-type="string">
            <text:p text:style-name="P1">Description</text:p>
          </table:table-cell>
          <table:table-cell office:value-type="string">
            <text:p text:style-name="P1">unit price</text:p>
          </table:table-cell>
          <table:table-cell office:value-type="string">
            <text:p text:style-name="P1">quantity</text:p>
          </table:table-cell>
          <table:table-cell office:value-type="string">
            <text:p text:style-name="P1">total</text:p>
          </table:table-cell>
        </table:table-row>
        <table:table-row>
          <table:table-cell office:value-type="string">
            <text:p text:style-name="Standard"><text:change-start text:change-id="ct112965608"/>row.title<text:change-end text:change-id="ct112965608"/><text:line-break/><text:change-start text:change-id="ct112965776"/>row.description<text:change-end text:change-id="ct112965776"/></text:p>
          </table:table-cell>
          <table:table-cell table:style-name="Table1.B2" office:value-type="string">
            <text:p text:style-name="P2"><office:annotation><dc:creator>Luc Saffre</dc:creator><dc:date>2012-08-16T13:06:49.60</dc:date><text:p text:style-name="P4"><text:span text:style-name="T1">do row for row in self.items.all()</text:span></text:p></office:annotation><text:change-start text:change-id="ct112970192"/>row.unit_price<text:change-end text:change-id="ct112970192"/></text:p>
          </table:table-cell>
          <table:table-cell table:style-name="Table1.B2" office:value-type="string">
            <text:p text:style-name="P2"><text:change-start text:change-id="ct112970408"/>row.qty<text:change-end text:change-id="ct112970408"/></text:p>
          </table:table-cell>
          <table:table-cell table:style-name="Table1.B2" office:value-type="string">
            <text:p text:style-name="P2"><text:change-start text:change-id="ct112191880"/>row.total_base<text:change-end text:change-id="ct112191880"/>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3"><text:change-start text:change-id="ct112995080"/>_("Total excl. VAT")<text:change-end text:change-id="ct112995080"/></text:p>
          </table:table-cell>
          <table:table-cell office:value-type="string">
            <text:p text:style-name="P3"><text:change-start text:change-id="ct112969224"/>self.total_base<text:change-end text:change-id="ct112969224"/></text:p>
          </table:table-cell>
        </table:table-row>
        <table:table-row>
          <table:table-cell office:value-type="string">
            <text:p text:style-name="P3"><text:change-start text:change-id="ct112969328"/>_("VAT")<text:change-end text:change-id="ct112969328"/></text:p>
          </table:table-cell>
          <table:table-cell office:value-type="string">
            <text:p text:style-name="P3"><text:change-start text:change-id="ct112976288"/>self.total_vat<text:change-end text:change-id="ct112976288"/></text:p>
          </table:table-cell>
        </table:table-row>
        <table:table-row>
          <table:table-cell office:value-type="string">
            <text:p text:style-name="P3"><text:change-start text:change-id="ct112976392"/>_("Total incl. VAT")<text:change-end text:change-id="ct112976392"/></text:p>
          </table:table-cell>
          <table:table-cell office:value-type="string">
            <text:p text:style-name="P3"><text:change-start text:change-id="ct113020240"/>self.total_incl<text:change-end text:change-id="ct113020240"/></text:p>
          </table:table-cell>
        </table:table-row>
      </table:table>
      <text:p text:style-name="P3"/>
      <text:p text:style-name="Standard"><text:change-start text:change-id="ct113020344"/>_("Date of payment")<text:change-end text:change-id="ct113020344"/> : <text:change-start text:change-id="ct113020448"/>dtos(self.due_date)<text:change-end text:change-id="ct113020448"/></text:p>
      <text:p text:style-name="Standard"/>
      <text:p text:style-name="Standard">Payment terms: <text:change-start text:change-id="ct113020552"/>self.payment_term<text:change-end text:change-id="ct113020552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8-16T12:56:05.75</meta:creation-date>
    <dc:date>2013-01-14T21:58:18.95</dc:date>
    <dc:creator>Luc Saffre</dc:creator>
    <meta:editing-duration>PT4H25M29S</meta:editing-duration>
    <meta:editing-cycles>15</meta:editing-cycles>
    <meta:generator>LibreOffice/3.4$Win32 LibreOffice_project/340m1$Build-402</meta:generator>
    <meta:document-statistic meta:table-count="2" meta:image-count="0" meta:object-count="0" meta:page-count="1" meta:paragraph-count="20" meta:word-count="34" meta:character-count="327" meta:non-whitespace-character-count="314"/>
  </office:meta>
</office:document-meta>
</file>